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186cm" style:rel-column-width="20874*"/>
    </style:style>
    <style:style style:name="Таблица11.B" style:family="table-column">
      <style:table-column-properties style:column-width="8.756cm" style:rel-column-width="22327*"/>
    </style:style>
    <style:style style:name="Таблица11.C" style:family="table-column">
      <style:table-column-properties style:column-width="8.758cm" style:rel-column-width="22334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f557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cf557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f557d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f557d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cf557d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3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4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0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1" style:family="paragraph" style:parent-style-name="Standard">
      <style:text-properties style:font-name="Liberation Sans" officeooo:paragraph-rsid="0077bdf2"/>
    </style:style>
    <style:style style:name="P132" style:family="paragraph" style:parent-style-name="Standard">
      <style:text-properties style:font-name="Liberation Sans" officeooo:paragraph-rsid="00983786"/>
    </style:style>
    <style:style style:name="P133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4" style:family="paragraph" style:parent-style-name="Standard">
      <style:text-properties style:font-name="Liberation Sans" officeooo:paragraph-rsid="00a518f8"/>
    </style:style>
    <style:style style:name="P135" style:family="paragraph" style:parent-style-name="Standard">
      <style:text-properties officeooo:rsid="00c9dcbb" officeooo:paragraph-rsid="0016010c"/>
    </style:style>
    <style:style style:name="P136" style:family="paragraph" style:parent-style-name="Standard">
      <style:text-properties officeooo:paragraph-rsid="0016010c"/>
    </style:style>
    <style:style style:name="P13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39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5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line-height="150%"/>
      <style:text-properties officeooo:paragraph-rsid="0016010c"/>
    </style:style>
    <style:style style:name="P147" style:family="paragraph" style:parent-style-name="Standard">
      <style:paragraph-properties fo:line-height="150%"/>
      <style:text-properties officeooo:paragraph-rsid="00997817"/>
    </style:style>
    <style:style style:name="P148" style:family="paragraph" style:parent-style-name="Text_20_body">
      <style:text-properties officeooo:rsid="00a11082" officeooo:paragraph-rsid="00a11082"/>
    </style:style>
    <style:style style:name="P149" style:family="paragraph" style:parent-style-name="Text_20_body">
      <style:text-properties fo:font-weight="bold" officeooo:paragraph-rsid="009f81e8" style:font-weight-asian="bold" style:font-weight-complex="bold"/>
    </style:style>
    <style:style style:name="P1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3" style:family="paragraph" style:parent-style-name="Text_20_body">
      <style:text-properties officeooo:rsid="00c660cb" officeooo:paragraph-rsid="00c7feca"/>
    </style:style>
    <style:style style:name="P154" style:family="paragraph" style:parent-style-name="Standard">
      <style:text-properties officeooo:paragraph-rsid="00cf557d"/>
    </style:style>
    <style:style style:name="P155" style:family="paragraph" style:parent-style-name="Text_20_body">
      <style:text-properties officeooo:rsid="00cf557d" officeooo:paragraph-rsid="00cf557d"/>
    </style:style>
    <style:style style:name="P156" style:family="paragraph" style:parent-style-name="Text_20_body">
      <style:text-properties officeooo:rsid="00cf557d" officeooo:paragraph-rsid="00d06474"/>
    </style:style>
    <style:style style:name="P157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58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59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60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61" style:family="paragraph" style:parent-style-name="Standard" style:list-style-name="">
      <style:paragraph-properties fo:line-height="150%"/>
      <style:text-properties officeooo:paragraph-rsid="0095582d"/>
    </style:style>
    <style:style style:name="P162" style:family="paragraph" style:parent-style-name="Standard" style:list-style-name="">
      <style:paragraph-properties fo:line-height="150%"/>
      <style:text-properties officeooo:paragraph-rsid="00a518f8"/>
    </style:style>
    <style:style style:name="P163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64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8" style:family="paragraph" style:parent-style-name="Heading_20_1">
      <style:text-properties officeooo:paragraph-rsid="004a1300"/>
    </style:style>
    <style:style style:name="P169" style:family="paragraph" style:parent-style-name="Heading_20_1" style:list-style-name="">
      <style:text-properties officeooo:paragraph-rsid="0021476d"/>
    </style:style>
    <style:style style:name="P170" style:family="paragraph" style:parent-style-name="Heading_20_1">
      <style:paragraph-properties fo:break-before="page"/>
      <style:text-properties officeooo:paragraph-rsid="0021476d"/>
    </style:style>
    <style:style style:name="P171" style:family="paragraph" style:parent-style-name="Heading_20_1">
      <style:paragraph-properties fo:break-before="page"/>
      <style:text-properties style:font-name="Liberation Sans" officeooo:paragraph-rsid="00d73fe3"/>
    </style:style>
    <style:style style:name="P172" style:family="paragraph" style:parent-style-name="Heading_20_1">
      <style:paragraph-properties fo:break-before="page"/>
      <style:text-properties style:font-name="Liberation Sans" officeooo:paragraph-rsid="009f81e8"/>
    </style:style>
    <style:style style:name="P173" style:family="paragraph" style:parent-style-name="Heading_20_1">
      <style:paragraph-properties fo:break-before="page"/>
      <style:text-properties style:font-name="Liberation Sans" officeooo:paragraph-rsid="00cf557d"/>
    </style:style>
    <style:style style:name="P174" style:family="paragraph" style:parent-style-name="Heading_20_1">
      <style:text-properties officeooo:paragraph-rsid="0022b838"/>
    </style:style>
    <style:style style:name="P175" style:family="paragraph" style:parent-style-name="Heading_20_2">
      <style:text-properties officeooo:paragraph-rsid="00acfee4"/>
    </style:style>
    <style:style style:name="P176" style:family="paragraph" style:parent-style-name="Heading_20_2">
      <style:paragraph-properties fo:break-before="page"/>
      <style:text-properties officeooo:paragraph-rsid="00baf9d0"/>
    </style:style>
    <style:style style:name="P177" style:family="paragraph" style:parent-style-name="Heading_20_2">
      <style:paragraph-properties fo:break-before="page"/>
      <style:text-properties officeooo:paragraph-rsid="00baf378"/>
    </style:style>
    <style:style style:name="P178" style:family="paragraph" style:parent-style-name="Heading_20_2">
      <style:paragraph-properties fo:break-before="page"/>
      <style:text-properties officeooo:paragraph-rsid="0077bdf2"/>
    </style:style>
    <style:style style:name="P179" style:family="paragraph" style:parent-style-name="Heading_20_2">
      <style:paragraph-properties fo:break-before="page"/>
      <style:text-properties officeooo:paragraph-rsid="00a518f8"/>
    </style:style>
    <style:style style:name="P180" style:family="paragraph" style:parent-style-name="Heading_20_2">
      <style:paragraph-properties fo:break-before="page"/>
      <style:text-properties officeooo:paragraph-rsid="00c7feca"/>
    </style:style>
    <style:style style:name="P181" style:family="paragraph" style:parent-style-name="Heading_20_3">
      <style:text-properties officeooo:paragraph-rsid="004c109a"/>
    </style:style>
    <style:style style:name="P182" style:family="paragraph" style:parent-style-name="Heading_20_3">
      <style:text-properties officeooo:paragraph-rsid="0016010c"/>
    </style:style>
    <style:style style:name="P183" style:family="paragraph" style:parent-style-name="Heading_20_3">
      <style:text-properties officeooo:paragraph-rsid="0021476d"/>
    </style:style>
    <style:style style:name="P184" style:family="paragraph" style:parent-style-name="Heading_20_3">
      <style:text-properties officeooo:paragraph-rsid="00201306"/>
    </style:style>
    <style:style style:name="P185" style:family="paragraph" style:parent-style-name="Heading_20_3">
      <style:text-properties fo:language="ru" fo:country="RU" officeooo:rsid="00930ba7" officeooo:paragraph-rsid="0021476d"/>
    </style:style>
    <style:style style:name="P186" style:family="paragraph" style:parent-style-name="Heading_20_3">
      <style:text-properties fo:language="ru" fo:country="RU" officeooo:rsid="00930ba7" officeooo:paragraph-rsid="0077bdf2"/>
    </style:style>
    <style:style style:name="P187" style:family="paragraph" style:parent-style-name="Heading_20_3">
      <style:text-properties fo:language="ru" fo:country="RU" officeooo:rsid="00930ba7" officeooo:paragraph-rsid="00a518f8"/>
    </style:style>
    <style:style style:name="P188" style:family="paragraph" style:parent-style-name="Heading_20_3">
      <style:text-properties officeooo:rsid="007a5358" officeooo:paragraph-rsid="007a5358"/>
    </style:style>
    <style:style style:name="P189" style:family="paragraph" style:parent-style-name="Heading_20_3">
      <style:text-properties officeooo:paragraph-rsid="0077bdf2"/>
    </style:style>
    <style:style style:name="P190" style:family="paragraph" style:parent-style-name="Heading_20_3">
      <style:text-properties officeooo:paragraph-rsid="00a518f8"/>
    </style:style>
    <style:style style:name="P191" style:family="paragraph" style:parent-style-name="Heading_20_3">
      <style:text-properties officeooo:paragraph-rsid="00c7feca"/>
    </style:style>
    <style:style style:name="P192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cb4c24" style:font-size-asian="12pt" style:font-size-complex="12pt"/>
    </style:style>
    <style:style style:name="T22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9" style:family="text">
      <style:text-properties style:font-name="Liberation Sans" officeooo:rsid="00d5ec29"/>
    </style:style>
    <style:style style:name="T30" style:family="text">
      <style:text-properties style:font-name="Liberation Sans" officeooo:rsid="00bf095a"/>
    </style:style>
    <style:style style:name="T31" style:family="text">
      <style:text-properties style:font-name="Liberation Sans" officeooo:rsid="00882ad0"/>
    </style:style>
    <style:style style:name="T32" style:family="text">
      <style:text-properties style:font-name="Liberation Sans" officeooo:rsid="009f81e8"/>
    </style:style>
    <style:style style:name="T33" style:family="text">
      <style:text-properties style:font-name="Liberation Sans" officeooo:rsid="00a1f4d8"/>
    </style:style>
    <style:style style:name="T34" style:family="text">
      <style:text-properties style:font-name="Liberation Sans" fo:font-weight="bold" style:font-weight-asian="bold" style:font-weight-complex="bold"/>
    </style:style>
    <style:style style:name="T35" style:family="text">
      <style:text-properties style:font-name="Liberation Sans" fo:font-weight="bold" officeooo:rsid="00b2e238" style:font-weight-asian="bold" style:font-weight-complex="bold"/>
    </style:style>
    <style:style style:name="T36" style:family="text">
      <style:text-properties style:font-name="Liberation Sans" fo:font-weight="bold" officeooo:rsid="00b43861" style:font-weight-asian="bold" style:font-weight-complex="bold"/>
    </style:style>
    <style:style style:name="T37" style:family="text">
      <style:text-properties style:font-name="Liberation Sans" officeooo:rsid="00d06474"/>
    </style:style>
    <style:style style:name="T38" style:family="text">
      <style:text-properties officeooo:rsid="00bb2adb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b1adeb" style:font-weight-asian="bold" style:font-weight-complex="bold"/>
    </style:style>
    <style:style style:name="T41" style:family="text">
      <style:text-properties fo:font-weight="bold" officeooo:rsid="00beeba1" style:font-weight-asian="bold" style:font-weight-complex="bold"/>
    </style:style>
    <style:style style:name="T42" style:family="text">
      <style:text-properties fo:font-weight="bold" officeooo:rsid="00a67e6f" style:font-weight-asian="bold" style:font-weight-complex="bold"/>
    </style:style>
    <style:style style:name="T43" style:family="text">
      <style:text-properties officeooo:rsid="00bd0501"/>
    </style:style>
    <style:style style:name="T44" style:family="text">
      <style:text-properties style:use-window-font-color="true" loext:opacity="0%"/>
    </style:style>
    <style:style style:name="T45" style:family="text">
      <style:text-properties style:use-window-font-color="true" loext:opacity="0%" officeooo:rsid="00b1adeb"/>
    </style:style>
    <style:style style:name="T46" style:family="text">
      <style:text-properties style:use-window-font-color="true" loext:opacity="0%" officeooo:rsid="00c87a95"/>
    </style:style>
    <style:style style:name="T47" style:family="text">
      <style:text-properties style:use-window-font-color="true" loext:opacity="0%" officeooo:rsid="00c64160"/>
    </style:style>
    <style:style style:name="T48" style:family="text">
      <style:text-properties style:use-window-font-color="true" loext:opacity="0%" officeooo:rsid="00beeba1"/>
    </style:style>
    <style:style style:name="T49" style:family="text">
      <style:text-properties style:use-window-font-color="true" loext:opacity="0%" officeooo:rsid="001a39f4"/>
    </style:style>
    <style:style style:name="T50" style:family="text">
      <style:text-properties style:use-window-font-color="true" loext:opacity="0%" officeooo:rsid="007f3072"/>
    </style:style>
    <style:style style:name="T51" style:family="text">
      <style:text-properties style:use-window-font-color="true" loext:opacity="0%" style:text-position="super 58%" officeooo:rsid="009af829"/>
    </style:style>
    <style:style style:name="T52" style:family="text">
      <style:text-properties style:use-window-font-color="true" loext:opacity="0%" style:text-position="super 58%" officeooo:rsid="00acfee4"/>
    </style:style>
    <style:style style:name="T53" style:family="text">
      <style:text-properties style:use-window-font-color="true" loext:opacity="0%" style:text-position="super 58%" officeooo:rsid="00bada2f"/>
    </style:style>
    <style:style style:name="T54" style:family="text">
      <style:text-properties style:use-window-font-color="true" loext:opacity="0%" style:text-position="super 58%" officeooo:rsid="00a31b42"/>
    </style:style>
    <style:style style:name="T55" style:family="text">
      <style:text-properties style:use-window-font-color="true" loext:opacity="0%" style:text-position="super 58%" officeooo:rsid="00c05805"/>
    </style:style>
    <style:style style:name="T56" style:family="text">
      <style:text-properties style:use-window-font-color="true" loext:opacity="0%" style:text-position="0% 100%" officeooo:rsid="0043757f"/>
    </style:style>
    <style:style style:name="T57" style:family="text">
      <style:text-properties style:use-window-font-color="true" loext:opacity="0%" style:text-position="0% 100%" officeooo:rsid="00acfee4"/>
    </style:style>
    <style:style style:name="T58" style:family="text">
      <style:text-properties style:use-window-font-color="true" loext:opacity="0%" style:text-position="0% 100%" officeooo:rsid="00baf9d0"/>
    </style:style>
    <style:style style:name="T59" style:family="text">
      <style:text-properties style:use-window-font-color="true" loext:opacity="0%" style:text-position="0% 100%" officeooo:rsid="009af829"/>
    </style:style>
    <style:style style:name="T60" style:family="text">
      <style:text-properties style:use-window-font-color="true" loext:opacity="0%" style:text-position="0% 100%" officeooo:rsid="00bbcbab"/>
    </style:style>
    <style:style style:name="T61" style:family="text">
      <style:text-properties style:use-window-font-color="true" loext:opacity="0%" style:text-position="0% 100%" officeooo:rsid="00c05805"/>
    </style:style>
    <style:style style:name="T62" style:family="text">
      <style:text-properties style:use-window-font-color="true" loext:opacity="0%" style:text-position="0% 100%" officeooo:rsid="00c660cb"/>
    </style:style>
    <style:style style:name="T63" style:family="text">
      <style:text-properties style:use-window-font-color="true" loext:opacity="0%" officeooo:rsid="00416efc"/>
    </style:style>
    <style:style style:name="T64" style:family="text">
      <style:text-properties style:use-window-font-color="true" loext:opacity="0%" officeooo:rsid="00983786"/>
    </style:style>
    <style:style style:name="T65" style:family="text">
      <style:text-properties style:use-window-font-color="true" loext:opacity="0%" officeooo:rsid="00bada2f"/>
    </style:style>
    <style:style style:name="T66" style:family="text">
      <style:text-properties style:use-window-font-color="true" loext:opacity="0%" officeooo:rsid="00bb2adb"/>
    </style:style>
    <style:style style:name="T67" style:family="text">
      <style:text-properties style:use-window-font-color="true" loext:opacity="0%" officeooo:rsid="0046a331"/>
    </style:style>
    <style:style style:name="T68" style:family="text">
      <style:text-properties style:use-window-font-color="true" loext:opacity="0%" officeooo:rsid="0043757f"/>
    </style:style>
    <style:style style:name="T69" style:family="text">
      <style:text-properties style:use-window-font-color="true" loext:opacity="0%" officeooo:rsid="00baf378"/>
    </style:style>
    <style:style style:name="T70" style:family="text">
      <style:text-properties style:use-window-font-color="true" loext:opacity="0%" officeooo:rsid="00a98e53"/>
    </style:style>
    <style:style style:name="T71" style:family="text">
      <style:text-properties style:use-window-font-color="true" loext:opacity="0%" officeooo:rsid="00baf9d0"/>
    </style:style>
    <style:style style:name="T72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officeooo:rsid="00c05805"/>
    </style:style>
    <style:style style:name="T76" style:family="text">
      <style:text-properties style:use-window-font-color="true" loext:opacity="0%" officeooo:rsid="00c38f45"/>
    </style:style>
    <style:style style:name="T77" style:family="text">
      <style:text-properties officeooo:rsid="00c45f68"/>
    </style:style>
    <style:style style:name="T78" style:family="text">
      <style:text-properties officeooo:rsid="00c5a6ab"/>
    </style:style>
    <style:style style:name="T79" style:family="text">
      <style:text-properties officeooo:rsid="00c87a95"/>
    </style:style>
    <style:style style:name="T80" style:family="text">
      <style:text-properties fo:language="ru" fo:country="RU"/>
    </style:style>
    <style:style style:name="T81" style:family="text">
      <style:text-properties fo:language="ru" fo:country="RU" officeooo:rsid="00930ba7"/>
    </style:style>
    <style:style style:name="T82" style:family="text">
      <style:text-properties fo:language="ru" fo:country="RU" officeooo:rsid="00922964"/>
    </style:style>
    <style:style style:name="T83" style:family="text">
      <style:text-properties fo:language="ru" fo:country="RU" officeooo:rsid="00a67e6f"/>
    </style:style>
    <style:style style:name="T84" style:family="text">
      <style:text-properties officeooo:rsid="00aeb470"/>
    </style:style>
    <style:style style:name="T85" style:family="text">
      <style:text-properties officeooo:rsid="00b1adeb"/>
    </style:style>
    <style:style style:name="T86" style:family="text">
      <style:text-properties officeooo:rsid="00a67e6f"/>
    </style:style>
    <style:style style:name="T87" style:family="text">
      <style:text-properties officeooo:rsid="00b45ea9"/>
    </style:style>
    <style:style style:name="T88" style:family="text">
      <style:text-properties fo:color="#808000" loext:opacity="100%" fo:language="ru" fo:country="RU"/>
    </style:style>
    <style:style style:name="T89" style:family="text">
      <style:text-properties fo:color="#c0c0c0" loext:opacity="100%"/>
    </style:style>
    <style:style style:name="T90" style:family="text">
      <style:text-properties fo:color="#c0c0c0" loext:opacity="100%" fo:language="ru" fo:country="RU"/>
    </style:style>
    <style:style style:name="T91" style:family="text">
      <style:text-properties fo:color="#800080" loext:opacity="100%"/>
    </style:style>
    <style:style style:name="T92" style:family="text">
      <style:text-properties fo:color="#800080" loext:opacity="100%" fo:language="ru" fo:country="RU" fo:font-weight="bold"/>
    </style:style>
    <style:style style:name="T93" style:family="text">
      <style:text-properties fo:color="#008000" loext:opacity="100%"/>
    </style:style>
    <style:style style:name="T94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1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2" style:family="text">
      <style:text-properties officeooo:rsid="0043757f"/>
    </style:style>
    <style:style style:name="T103" style:family="text">
      <style:text-properties style:text-position="super 58%" officeooo:rsid="00a31b42"/>
    </style:style>
    <style:style style:name="T104" style:family="text">
      <style:text-properties style:text-position="super 58%" officeooo:rsid="00a7720e"/>
    </style:style>
    <style:style style:name="T105" style:family="text">
      <style:text-properties officeooo:rsid="0046a331"/>
    </style:style>
    <style:style style:name="T106" style:family="text">
      <style:text-properties officeooo:rsid="0046ebde"/>
    </style:style>
    <style:style style:name="T107" style:family="text">
      <style:text-properties officeooo:rsid="00474534"/>
    </style:style>
    <style:style style:name="T108" style:family="text">
      <style:text-properties officeooo:rsid="00493f0d"/>
    </style:style>
    <style:style style:name="T109" style:family="text">
      <style:text-properties officeooo:rsid="004a1300"/>
    </style:style>
    <style:style style:name="T110" style:family="text">
      <style:text-properties officeooo:rsid="004ff8bc"/>
    </style:style>
    <style:style style:name="T111" style:family="text">
      <style:text-properties officeooo:rsid="00519d41"/>
    </style:style>
    <style:style style:name="T112" style:family="text">
      <style:text-properties officeooo:rsid="0056ad57"/>
    </style:style>
    <style:style style:name="T113" style:family="text">
      <style:text-properties officeooo:rsid="00595451"/>
    </style:style>
    <style:style style:name="T114" style:family="text">
      <style:text-properties officeooo:rsid="005bfd81"/>
    </style:style>
    <style:style style:name="T115" style:family="text">
      <style:text-properties officeooo:rsid="005e8a37"/>
    </style:style>
    <style:style style:name="T116" style:family="text">
      <style:text-properties officeooo:rsid="0060f96c"/>
    </style:style>
    <style:style style:name="T117" style:family="text">
      <style:text-properties officeooo:rsid="0062639c"/>
    </style:style>
    <style:style style:name="T118" style:family="text">
      <style:text-properties officeooo:rsid="006bfd09"/>
    </style:style>
    <style:style style:name="T119" style:family="text">
      <style:text-properties officeooo:rsid="006ddf3c"/>
    </style:style>
    <style:style style:name="T120" style:family="text">
      <style:text-properties officeooo:rsid="00735536"/>
    </style:style>
    <style:style style:name="T121" style:family="text">
      <style:text-properties officeooo:rsid="0077b35a"/>
    </style:style>
    <style:style style:name="T122" style:family="text">
      <style:text-properties officeooo:rsid="0077bdf2"/>
    </style:style>
    <style:style style:name="T123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4" style:family="text">
      <style:text-properties fo:color="#c9211e" loext:opacity="100%" officeooo:rsid="0043757f"/>
    </style:style>
    <style:style style:name="T125" style:family="text">
      <style:text-properties officeooo:rsid="008ba925"/>
    </style:style>
    <style:style style:name="T126" style:family="text">
      <style:text-properties officeooo:rsid="00983786"/>
    </style:style>
    <style:style style:name="T127" style:family="text">
      <style:text-properties officeooo:rsid="009af829"/>
    </style:style>
    <style:style style:name="T128" style:family="text">
      <style:text-properties officeooo:rsid="009f81e8"/>
    </style:style>
    <style:style style:name="T129" style:family="text">
      <style:text-properties officeooo:rsid="00a518f8"/>
    </style:style>
    <style:style style:name="T130" style:family="text">
      <style:text-properties officeooo:rsid="003cc569"/>
    </style:style>
    <style:style style:name="T131" style:family="text">
      <style:text-properties officeooo:rsid="00a5bace"/>
    </style:style>
    <style:style style:name="T132" style:family="text">
      <style:text-properties officeooo:rsid="00a91a2a"/>
    </style:style>
    <style:style style:name="T133" style:family="text">
      <style:text-properties officeooo:rsid="00a98e53"/>
    </style:style>
    <style:style style:name="T134" style:family="text">
      <style:text-properties officeooo:rsid="00b2e238"/>
    </style:style>
    <style:style style:name="T135" style:family="text">
      <style:text-properties officeooo:rsid="00b2e682"/>
    </style:style>
    <style:style style:name="T136" style:family="text">
      <style:text-properties officeooo:rsid="00b43861"/>
    </style:style>
    <style:style style:name="T137" style:family="text">
      <style:text-properties officeooo:rsid="00b56af6"/>
    </style:style>
    <style:style style:name="T138" style:family="text">
      <style:text-properties officeooo:rsid="00b7b682"/>
    </style:style>
    <style:style style:name="T139" style:family="text">
      <style:text-properties officeooo:rsid="00baa7a9"/>
    </style:style>
    <style:style style:name="T140" style:family="text">
      <style:text-properties officeooo:rsid="00c28950"/>
    </style:style>
    <style:style style:name="T141" style:family="text">
      <style:text-properties officeooo:rsid="00c88518"/>
    </style:style>
    <style:style style:name="T142" style:family="text">
      <style:text-properties officeooo:rsid="00cf557d"/>
    </style:style>
    <style:style style:name="T143" style:family="text">
      <style:text-properties officeooo:rsid="00dbb60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0"><text:a xlink:type="simple" xlink:href="#__RefHeading___Toc2592_2518304145" text:style-name="Index_20_Link" text:visited-style-name="Index_20_Link">Заголовок протокола (24 байта + N байт, N максимум 264 - 1)<text:tab/>2</text:a></text:p>
          <text:p text:style-name="P152"><text:a xlink:type="simple" xlink:href="#__RefHeading___Toc2594_2518304145" text:style-name="Index_20_Link" text:visited-style-name="Index_20_Link">Версия протокола<text:tab/>2</text:a></text:p>
          <text:p text:style-name="P152"><text:a xlink:type="simple" xlink:href="#__RefHeading___Toc2596_2518304145" text:style-name="Index_20_Link" text:visited-style-name="Index_20_Link">Тип пакета<text:tab/>2</text:a></text:p>
          <text:p text:style-name="P152"><text:a xlink:type="simple" xlink:href="#__RefHeading___Toc2598_2518304145" text:style-name="Index_20_Link" text:visited-style-name="Index_20_Link">Назначение пакета<text:tab/>3</text:a></text:p>
          <text:p text:style-name="P152"><text:a xlink:type="simple" xlink:href="#__RefHeading___Toc2600_2518304145" text:style-name="Index_20_Link" text:visited-style-name="Index_20_Link">Флаги<text:tab/>3</text:a></text:p>
          <text:p text:style-name="P152"><text:a xlink:type="simple" xlink:href="#__RefHeading___Toc2602_2518304145" text:style-name="Index_20_Link" text:visited-style-name="Index_20_Link">Размер тела пакета<text:tab/>4</text:a></text:p>
          <text:p text:style-name="P152"><text:a xlink:type="simple" xlink:href="#__RefHeading___Toc2604_2518304145" text:style-name="Index_20_Link" text:visited-style-name="Index_20_Link">Контрольная сумма заголовка<text:tab/>4</text:a></text:p>
          <text:p text:style-name="P150"><text:a xlink:type="simple" xlink:href="#__RefHeading___Toc2606_2518304145" text:style-name="Index_20_Link" text:visited-style-name="Index_20_Link">Тело протокола:<text:tab/>5</text:a></text:p>
          <text:p text:style-name="P151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5</text:a></text:p>
          <text:p text:style-name="P152"><text:a xlink:type="simple" xlink:href="#__RefHeading___Toc2610_2518304145" text:style-name="Index_20_Link" text:visited-style-name="Index_20_Link">ID устройства<text:tab/>5</text:a></text:p>
          <text:p text:style-name="P152"><text:a xlink:type="simple" xlink:href="#__RefHeading___Toc2612_2518304145" text:style-name="Index_20_Link" text:visited-style-name="Index_20_Link">Количество каналов<text:tab/>5</text:a></text:p>
          <text:p text:style-name="P152"><text:a xlink:type="simple" xlink:href="#__RefHeading___Toc2614_2518304145" text:style-name="Index_20_Link" text:visited-style-name="Index_20_Link">Флаги<text:tab/>6</text:a></text:p>
          <text:p text:style-name="P152"><text:a xlink:type="simple" xlink:href="#__RefHeading___Toc2616_2518304145" text:style-name="Index_20_Link" text:visited-style-name="Index_20_Link">Контрольная сумма тела пакета<text:tab/>6</text:a></text:p>
          <text:p text:style-name="P152"><text:a xlink:type="simple" xlink:href="#__RefHeading___Toc2618_2518304145" text:style-name="Index_20_Link" text:visited-style-name="Index_20_Link">Тип данных канала<text:tab/>6</text:a></text:p>
          <text:p text:style-name="P151"><text:a xlink:type="simple" xlink:href="#__RefHeading___Toc2620_2518304145" text:style-name="Index_20_Link" text:visited-style-name="Index_20_Link">Состояние устройства (15 + N байт, N максимум 28 - 1 + 232 - 1)<text:tab/>7</text:a></text:p>
          <text:p text:style-name="P152"><text:a xlink:type="simple" xlink:href="#__RefHeading___Toc2628_2518304145" text:style-name="Index_20_Link" text:visited-style-name="Index_20_Link">Состояние устройства<text:tab/>7</text:a></text:p>
          <text:p text:style-name="P152"><text:a xlink:type="simple" xlink:href="#__RefHeading___Toc2630_2518304145" text:style-name="Index_20_Link" text:visited-style-name="Index_20_Link">Флаги<text:tab/>7</text:a></text:p>
          <text:p text:style-name="P152"><text:a xlink:type="simple" xlink:href="#__RefHeading___Toc2616_25183041451" text:style-name="Index_20_Link" text:visited-style-name="Index_20_Link">Контрольная сумма тела пакета<text:tab/>7</text:a></text:p>
          <text:p text:style-name="P152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7</text:a></text:p>
          <text:p text:style-name="P151"><text:a xlink:type="simple" xlink:href="#__RefHeading___Toc2622_2518304145" text:style-name="Index_20_Link" text:visited-style-name="Index_20_Link">Чтение / Запись данных (15 + N байт, N максимум 28 - 1 + 232 - 1)<text:tab/>8</text:a></text:p>
          <text:p text:style-name="P152"><text:a xlink:type="simple" xlink:href="#__RefHeading___Toc2632_2518304145" text:style-name="Index_20_Link" text:visited-style-name="Index_20_Link">Номер канала<text:tab/>8</text:a></text:p>
          <text:p text:style-name="P152"><text:a xlink:type="simple" xlink:href="#__RefHeading___Toc2614_25183041451" text:style-name="Index_20_Link" text:visited-style-name="Index_20_Link">Флаги<text:tab/>8</text:a></text:p>
          <text:p text:style-name="P152"><text:a xlink:type="simple" xlink:href="#__RefHeading___Toc2616_25183041452" text:style-name="Index_20_Link" text:visited-style-name="Index_20_Link">Контрольная сумма тела пакета<text:tab/>9</text:a></text:p>
          <text:p text:style-name="P152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9</text:a></text:p>
          <text:p text:style-name="P151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0</text:a></text:p>
          <text:p text:style-name="P152"><text:a xlink:type="simple" xlink:href="#__RefHeading___Toc2632_2518304145%20%D0%9A%D0%BE%D0%BF%D0%B8%D1%8F%201" text:style-name="Index_20_Link" text:visited-style-name="Index_20_Link">Тип<text:tab/>10</text:a></text:p>
          <text:p text:style-name="P152"><text:a xlink:type="simple" xlink:href="#__RefHeading___Toc2614_25183041451%20%D0%9A%D0%BE%D0%BF%D0%B8%D1%8F%201" text:style-name="Index_20_Link" text:visited-style-name="Index_20_Link">Флаги<text:tab/>10</text:a></text:p>
          <text:p text:style-name="P152"><text:a xlink:type="simple" xlink:href="#__RefHeading___Toc2616_25183041452%20%D0%9A%D0%BE%D0%BF%D0%B8%D1%8F%201" text:style-name="Index_20_Link" text:visited-style-name="Index_20_Link">Контрольная сумма тела пакета<text:tab/>11</text:a></text:p>
          <text:p text:style-name="P152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1</text:a></text:p>
          <text:p text:style-name="P151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2</text:a></text:p>
          <text:p text:style-name="P152"><text:a xlink:type="simple" xlink:href="#__RefHeading___Toc2614_25183041451%20%D0%9A%D0%BE%D0%BF%D0%B8%D1%8F%202" text:style-name="Index_20_Link" text:visited-style-name="Index_20_Link">Флаги<text:tab/>12</text:a></text:p>
          <text:p text:style-name="P152"><text:a xlink:type="simple" xlink:href="#__RefHeading___Toc2616_25183041452%20%D0%9A%D0%BE%D0%BF%D0%B8%D1%8F%202" text:style-name="Index_20_Link" text:visited-style-name="Index_20_Link">Контрольная сумма тела пакета<text:tab/>12</text:a></text:p>
          <text:p text:style-name="P152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2</text:a></text:p>
          <text:p text:style-name="P151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3</text:a></text:p>
          <text:p text:style-name="P152"><text:a xlink:type="simple" xlink:href="#__RefHeading___Toc2628_2518304145%20%D0%9A%D0%BE%D0%BF%D0%B8%D1%8F%201" text:style-name="Index_20_Link" text:visited-style-name="Index_20_Link">Флаги<text:tab/>13</text:a></text:p>
          <text:p text:style-name="P152"><text:a xlink:type="simple" xlink:href="#__RefHeading___Toc2616_25183041451%20%D0%9A%D0%BE%D0%BF%D0%B8%D1%8F%201" text:style-name="Index_20_Link" text:visited-style-name="Index_20_Link">Контрольная сумма тела пакета<text:tab/>13</text:a></text:p>
          <text:p text:style-name="P152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3</text:a></text:p>
          <text:p text:style-name="P150"><text:a xlink:type="simple" xlink:href="#__RefHeading___Toc1731_2518304145" text:style-name="Index_20_Link" text:visited-style-name="Index_20_Link">Приложение 1<text:tab/>15</text:a></text:p>
          <text:p text:style-name="P152"><text:a xlink:type="simple" xlink:href="#__RefHeading___Toc2626_2518304145" text:style-name="Index_20_Link" text:visited-style-name="Index_20_Link">Типы данных каналов<text:tab/>15</text:a></text:p>
          <text:p text:style-name="P150"><text:a xlink:type="simple" xlink:href="#__RefHeading___Toc2014_1011300270" text:style-name="Index_20_Link" text:visited-style-name="Index_20_Link">enum DATA_TYPE<text:tab/>15</text:a></text:p>
          <text:p text:style-name="P150"><text:a xlink:type="simple" xlink:href="#__RefHeading___Toc1731_2518304145%20%D0%9A%D0%BE%D0%BF%D0%B8%D1%8F%201" text:style-name="Index_20_Link" text:visited-style-name="Index_20_Link">Приложение 2<text:tab/>16</text:a></text:p>
          <text:p text:style-name="P150"><text:a xlink:type="simple" xlink:href="#__RefHeading___Toc1731_2518304145%20%D0%9A%D0%BE%D0%BF%D0%B8%D1%8F%202" text:style-name="Index_20_Link" text:visited-style-name="Index_20_Link">Приложение 3<text:tab/>17</text:a></text:p>
          <text:p text:style-name="P150"><text:a xlink:type="simple" xlink:href="#__RefHeading___Toc1731_2518304145%20%D0%9A%D0%BE%D0%BF%D0%B8%D1%8F%202%20%D0%9A%D0%BE%D0%BF%D0%B8%D1%8F%201" text:style-name="Index_20_Link" text:visited-style-name="Index_20_Link"><text:soft-page-break/>Приложение 4<text:tab/>18</text:a></text:p>
        </text:index-body>
      </text:table-of-content>
      <text:h text:style-name="P168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63">2</text:span><text:span text:style-name="T64">4</text:span><text:span text:style-name="T14"> байт</text:span><text:span text:style-name="T127">а</text:span><text:span text:style-name="T14"> </text:span><text:span text:style-name="T109">+ </text:span><text:span text:style-name="T38">N байт, </text:span><text:span text:style-name="T105">N </text:span><text:span text:style-name="T102">максимум 2</text:span><text:span text:style-name="T51">64 </text:span><text:span text:style-name="T59">- </text:span><text:span text:style-name="T60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40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3">Номер фрагмента</text:p>
          </table:table-cell>
          <table:table-cell table:style-name="Заголовок_5f_пакета.A1" office:value-type="string">
            <text:p text:style-name="P143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54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44">2 байта</text:p>
          </table:table-cell>
          <table:table-cell table:style-name="Заголовок_5f_пакета.A2" office:value-type="string">
            <text:p text:style-name="P144">2 байта</text:p>
          </table:table-cell>
          <table:table-cell table:style-name="Заголовок_5f_пакета.A2" office:value-type="string">
            <text:p text:style-name="P49"><text:span text:style-name="T115">8</text:span> байт</text:p>
          </table:table-cell>
          <table:table-cell table:style-name="Заголовок_5f_пакета.H2" office:value-type="string">
            <text:p text:style-name="P58"><text:span text:style-name="T116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8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6"><text:span text:style-name="T107">(</text:span>Размер тела пакета<text:span text:style-name="T108">)</text:span> <text:span text:style-name="T106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4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1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81" text:outline-level="3"/>
      <text:h text:style-name="P181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3">0x0<text:span text:style-name="T110">0</text:span></text:p>
          </table:table-cell>
        </table:table-row>
        <table:table-row>
          <table:table-cell table:style-name="Тип_5f_пакета.A2" office:value-type="string">
            <text:p text:style-name="P63">Запрос</text:p>
          </table:table-cell>
          <table:table-cell table:style-name="Тип_5f_пакета.B2" office:value-type="string">
            <text:p text:style-name="P63">0x0<text:span text:style-name="T113">1</text:span></text:p>
          </table:table-cell>
        </table:table-row>
        <table:table-row>
          <table:table-cell table:style-name="Тип_5f_пакета.A2" office:value-type="string">
            <text:p text:style-name="P63">Ответ</text:p>
          </table:table-cell>
          <table:table-cell table:style-name="Тип_5f_пакета.B2" office:value-type="string">
            <text:p text:style-name="P63">0x0<text:span text:style-name="T113">2</text:span></text:p>
          </table:table-cell>
        </table:table-row>
      </table:table>
      <text:p text:style-name="P127"/>
      <text:h text:style-name="Heading_20_3" text:outline-level="3"><text:bookmark-start text:name="__RefHeading___Toc2598_2518304145"/><text:soft-page-break/><text:span text:style-name="T114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9"><text:span text:style-name="T119">Д</text:span><text:span text:style-name="T117">олжно </text:span><text:span text:style-name="T119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7">Запрос</text:p>
          </table:table-cell>
          <table:table-cell table:style-name="Вид_5f_пакета.D2" office:value-type="string">
            <text:p text:style-name="P47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3">0x0<text:span text:style-name="T110">0</text:span></text:p>
          </table:table-cell>
          <table:table-cell table:style-name="Вид_5f_пакета.C3" office:value-type="string">
            <text:p text:style-name="P86">Нет</text:p>
          </table:table-cell>
          <table:table-cell table:style-name="Вид_5f_пакета.D3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63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3">0x0<text:span text:style-name="T110">1</text:span></text:p>
          </table:table-cell>
          <table:table-cell table:style-name="Вид_5f_пакета.C4" office:value-type="string">
            <text:p text:style-name="P86">Да</text:p>
          </table:table-cell>
          <table:table-cell table:style-name="Вид_5f_пакета.D4" office:value-type="string">
            <text:p text:style-name="P86">Да/<text:span text:style-name="T141">Нет</text:span></text:p>
          </table:table-cell>
        </table:table-row>
        <table:table-row>
          <table:table-cell table:style-name="Вид_5f_пакета.A3" office:value-type="string">
            <text:p text:style-name="P63">Состояние устройства</text:p>
          </table:table-cell>
          <table:table-cell table:style-name="Вид_5f_пакета.B3" office:value-type="string">
            <text:p text:style-name="P63">0x0<text:span text:style-name="T110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3">0x0<text:span text:style-name="T110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3">0x0<text:span text:style-name="T110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3">0x0<text:span text:style-name="T110">5</text:span></text:p>
          </table:table-cell>
          <table:table-cell table:style-name="Вид_5f_пакета.C8" office:value-type="string">
            <text:p text:style-name="P86">Нет</text:p>
          </table:table-cell>
          <table:table-cell table:style-name="Вид_5f_пакета.D8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1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6">Широковещательное оповещение</text:p>
          </table:table-cell>
          <table:table-cell table:style-name="Вид_5f_пакета.B3" office:value-type="string">
            <text:p text:style-name="P96">0x07</text:p>
          </table:table-cell>
          <table:table-cell table:style-name="Вид_5f_пакета.C10" office:value-type="string">
            <text:p text:style-name="P96">Да</text:p>
          </table:table-cell>
          <table:table-cell table:style-name="Вид_5f_пакета.D10" office:value-type="string">
            <text:p text:style-name="P96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1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2">Отсутствуют</text:p>
          </table:table-cell>
          <table:table-cell table:style-name="Флаги.B2" office:value-type="string">
            <text:p text:style-name="P112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10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6"><text:span text:style-name="T21">Н</text:span><text:span text:style-name="T20">еобходима для таких способов передачи как UART и пр.</text:span></text:p>
      <text:p text:style-name="P147"><text:span text:style-name="T28">Формула расчёта = </text:span><text:span text:style-name="T20">Версия протокола + Тип пакета + Назначение пакета + Флаги + </text:span><text:span text:style-name="T80">Номер фрагмента +</text:span> <text:span text:style-name="T80">Количество фрагментов + </text:span><text:span text:style-name="T20">Размер тела пакета.</text:span></text:p>
      <text:h text:style-name="P169" text:outline-level="1"/>
      <text:h text:style-name="P170" text:outline-level="1"><text:bookmark-start text:name="__RefHeading___Toc2606_2518304145"/>Тело протокола:<text:bookmark-end text:name="__RefHeading___Toc2606_2518304145"/></text:h>
      <text:h text:style-name="P175" text:outline-level="2"><text:bookmark-start text:name="__RefHeading___Toc2608_2518304145"/>Идентификация устройства <text:span text:style-name="T38">(</text:span><text:span text:style-name="T116">16</text:span><text:span text:style-name="T38"> + N байт, </text:span><text:span text:style-name="T105">N </text:span><text:span text:style-name="T102">максимум 2</text:span><text:span text:style-name="T52">8</text:span><text:span text:style-name="T56"> - </text:span><text:span text:style-name="T58">1 </text:span><text:span text:style-name="T57">+ 2</text:span><text:span text:style-name="T52">16</text:span><text:span text:style-name="T56"> - </text:span><text:span text:style-name="T58">1 </text:span><text:span text:style-name="T57">+ 2</text:span><text:span text:style-name="T52">8 </text:span><text:span text:style-name="T57">-</text:span><text:span text:style-name="T58"> 1 </text:span><text:span text:style-name="T57">+ 2</text:span><text:span text:style-name="T52">8 </text:span><text:span text:style-name="T57">- </text:span><text:span text:style-name="T58">1</text:span><text:span text:style-name="T38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9">ID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20">Длина имени </text:p>
            <text:p text:style-name="P20">устройства</text:p>
          </table:table-cell>
          <table:table-cell table:style-name="Идентификация_5f_устройства.A1" office:value-type="string">
            <text:p text:style-name="P49"><text:span text:style-name="T40">Длина </text:span><text:span text:style-name="T41">описания</text:span></text:p>
            <text:p text:style-name="P20">устройства</text:p>
          </table:table-cell>
          <table:table-cell table:style-name="Идентификация_5f_устройства.A1" table:number-columns-spanned="2" office:value-type="string">
            <text:p text:style-name="P25">Количество </text:p>
            <text:p text:style-name="P25">каналов записи</text:p>
          </table:table-cell>
          <table:covered-table-cell/>
          <table:table-cell table:style-name="Идентификация_5f_устройства.A1" office:value-type="string">
            <text:p text:style-name="P25">Количество </text:p>
            <text:p text:style-name="P25">каналов <text:span text:style-name="T43">чтения</text:span></text:p>
          </table:table-cell>
          <table:table-cell table:style-name="Идентификация_5f_устройства.A1" office:value-type="string">
            <text:p text:style-name="P26">Флаги</text:p>
          </table:table-cell>
          <table:table-cell table:style-name="Идентификация_5f_устройства.H1" office:value-type="string">
            <text:p text:style-name="P27"/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49"><text:span text:style-name="T43">1</text:span> байт</text:p>
          </table:table-cell>
          <table:table-cell table:style-name="Идентификация_5f_устройства.C2" office:value-type="string">
            <text:p text:style-name="P71">2 байта</text:p>
          </table:table-cell>
          <table:table-cell table:style-name="Идентификация_5f_устройства.D2" table:number-columns-spanned="2" office:value-type="string">
            <text:p text:style-name="P49">1 байт</text:p>
          </table:table-cell>
          <table:covered-table-cell/>
          <table:table-cell table:style-name="Идентификация_5f_устройства.F2" office:value-type="string">
            <text:p text:style-name="P54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72">1 байт</text:p>
          </table:table-cell>
          <table:table-cell table:style-name="Идентификация_5f_устройства.H2" office:value-type="string">
            <text:p text:style-name="P58"><text:span text:style-name="T116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0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1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3"><text:span text:style-name="T47">(</text:span><text:span text:style-name="T45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3"><text:span text:style-name="T47">(</text:span><text:span text:style-name="T45">Длина </text:span><text:span text:style-name="T48">описания </text:span><text:span text:style-name="T45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2">Тип данных <text:span text:style-name="T77">к</text:span>анал<text:span text:style-name="T78">а</text:span> <text:span text:style-name="T77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2">Тип данных <text:span text:style-name="T77">к</text:span>анал<text:span text:style-name="T78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4"><text:span text:style-name="T79">(</text:span>Количество <text:span text:style-name="T44">каналов записи</text:span><text:span text:style-name="T46">)</text:span><text:span text:style-name="T49"> б</text:span><text:span text:style-name="T50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4"><text:span text:style-name="T79">(</text:span>Количество <text:span text:style-name="T44">каналов </text:span><text:span text:style-name="T46">чтения)</text:span><text:span text:style-name="T49"> б</text:span><text:span text:style-name="T50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6"><text:span text:style-name="T29">Список описания устройств по их ID, с</text:span><text:span text:style-name="T30">мотри </text:span><text:span text:style-name="T29">в </text:span><text:span text:style-name="T31">файл </text:span><text:span text:style-name="T39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2">Отсутствуют</text:p>
          </table:table-cell>
          <table:table-cell table:style-name="Таблица27.B2" office:value-type="string">
            <text:p text:style-name="P112">0x00</text:p>
          </table:table-cell>
        </table:table-row>
        <table:table-row>
          <table:table-cell table:style-name="Таблица27.A2" office:value-type="string">
            <text:p text:style-name="P120">Удалить устройство</text:p>
          </table:table-cell>
          <table:table-cell table:style-name="Таблица27.B2" office:value-type="string">
            <text:p text:style-name="P120">0x01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10">FF</text:span></text:p>
          </table:table-cell>
        </table:table-row>
      </table:table>
      <text:h text:style-name="P182" text:outline-level="3"/>
      <text:h text:style-name="Heading_20_3" text:outline-level="3"><text:bookmark-start text:name="__RefHeading___Toc2616_2518304145"/><text:span text:style-name="T81">Контрольная сумма</text:span><text:span text:style-name="T82"> </text:span><text:span text:style-name="T83">тела пакета</text:span><text:bookmark-end text:name="__RefHeading___Toc2616_2518304145"/></text:h>
      <text:p text:style-name="P123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2"/>
      <text:h text:style-name="Heading_20_3" text:outline-level="3"><text:bookmark-start text:name="__RefHeading___Toc2618_2518304145"/>Тип данных <text:span text:style-name="T77">к</text:span>анал<text:span text:style-name="T78">а</text:span><text:bookmark-end text:name="__RefHeading___Toc2618_2518304145"/></text:h>
      <text:p text:style-name="P135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6" text:outline-level="2"><text:bookmark-start text:name="__RefHeading___Toc2620_2518304145"/>Состояние устройства <text:span text:style-name="T38">(</text:span><text:span text:style-name="T116">15</text:span><text:span text:style-name="T38"> + </text:span><text:span text:style-name="T105">N байт</text:span><text:span text:style-name="T38">, </text:span><text:span text:style-name="T105">N </text:span><text:span text:style-name="T102">максимум </text:span><text:span text:style-name="T65">2</text:span><text:span text:style-name="T53">8</text:span><text:span text:style-name="T65"> - 1 </text:span><text:span text:style-name="T71">+ </text:span><text:span text:style-name="T102">2</text:span><text:span text:style-name="T103">32</text:span><text:span text:style-name="T38"> - </text:span><text:span text:style-name="T133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20">Длина имени устройства</text:p>
          </table:table-cell>
          <table:table-cell table:style-name="Состояние_5f_устройства.A1" office:value-type="string">
            <text:p text:style-name="P19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7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49">1 байт</text:p>
          </table:table-cell>
          <table:table-cell table:style-name="Состояние_5f_устройства.C2" table:number-columns-spanned="2" office:value-type="string">
            <text:p text:style-name="P54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49"><text:span text:style-name="T84">4</text:span> байта</text:p>
          </table:table-cell>
          <table:table-cell table:style-name="Состояние_5f_устройства.F2" office:value-type="string">
            <text:p text:style-name="P58"><text:span text:style-name="T116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20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8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5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29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3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3">0x01</text:p>
          </table:table-cell>
        </table:table-row>
      </table:table>
      <text:p text:style-name="P125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2">Отсутствуют</text:p>
          </table:table-cell>
          <table:table-cell table:style-name="Таблица33.B2" office:value-type="string">
            <text:p text:style-name="P112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10">FF</text:span></text:p>
          </table:table-cell>
        </table:table-row>
      </table:table>
      <text:h text:style-name="P183" text:outline-level="3"><text:bookmark-start text:name="__RefHeading___Toc2616_25183041451"/><text:span text:style-name="T81">Контрольная сумма</text:span><text:span text:style-name="T82"> </text:span><text:span text:style-name="T83">тела пакета</text:span><text:bookmark-end text:name="__RefHeading___Toc2616_25183041451"/></text:h>
      <text:h text:style-name="P157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7" text:outline-level="2"><text:bookmark-start text:name="__RefHeading___Toc2622_2518304145"/>Чтение / Запись данных <text:span text:style-name="T38">(</text:span><text:span text:style-name="T116">1</text:span><text:span text:style-name="T126">5</text:span><text:span text:style-name="T38"> + N байт, </text:span><text:span text:style-name="T105">N </text:span><text:span text:style-name="T102">максимум</text:span><text:span text:style-name="T124"> </text:span><text:span text:style-name="T65">2</text:span><text:span text:style-name="T53">8</text:span><text:span text:style-name="T65"> - 1 </text:span><text:span text:style-name="T69">+ </text:span><text:span text:style-name="T68">2</text:span><text:span text:style-name="T54">32 </text:span><text:span text:style-name="T66">- </text:span><text:span text:style-name="T70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2">Длина имени устройства</text:p>
          </table:table-cell>
          <table:table-cell table:style-name="Таблица6.A1" office:value-type="string">
            <text:p text:style-name="P33">Номер </text:p>
            <text:p text:style-name="P33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9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9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1">1 байт</text:p>
          </table:table-cell>
          <table:table-cell table:style-name="Таблица6.C2" table:number-columns-spanned="2" office:value-type="string">
            <text:p text:style-name="P56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51"><text:span text:style-name="T84">4</text:span> байта</text:p>
          </table:table-cell>
          <table:table-cell table:style-name="Таблица6.F2" office:value-type="string">
            <text:p text:style-name="P60"><text:span text:style-name="T116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2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9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7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32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6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18">5</text:span></text:p>
          </table:table-cell>
          <table:table-cell table:style-name="Таблица25.B2" office:value-type="string">
            <text:p text:style-name="P63">0x00 - <text:span text:style-name="T87">0xF</text:span><text:span text:style-name="T118">F</text:span></text:p>
          </table:table-cell>
        </table:table-row>
      </table:table>
      <text:p text:style-name="P127"/>
      <text:h text:style-name="P184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2">Отсутствуют</text:p>
          </table:table-cell>
          <table:table-cell table:style-name="Таблица1.B2" office:value-type="string">
            <text:p text:style-name="P112">0x00</text:p>
          </table:table-cell>
        </table:table-row>
        <table:table-row>
          <table:table-cell table:style-name="Таблица1.A2" office:value-type="string">
            <text:p text:style-name="P116">Игнорировать номер канала <text:span text:style-name="T120">(все каналы)</text:span></text:p>
          </table:table-cell>
          <table:table-cell table:style-name="Таблица1.B2" office:value-type="string">
            <text:p text:style-name="P116">0x01</text:p>
          </table:table-cell>
        </table:table-row>
        <table:table-row>
          <table:table-cell table:style-name="Таблица1.A2" office:value-type="string">
            <text:p text:style-name="P118">Открыть поток</text:p>
          </table:table-cell>
          <table:table-cell table:style-name="Таблица1.B2" office:value-type="string">
            <text:p text:style-name="P117">0x02</text:p>
          </table:table-cell>
        </table:table-row>
        <table:table-row>
          <table:table-cell table:style-name="Таблица1.A2" office:value-type="string">
            <text:p text:style-name="P118">Закрыть поток</text:p>
          </table:table-cell>
          <table:table-cell table:style-name="Таблица1.B2" office:value-type="string">
            <text:p text:style-name="P118">0x03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4">0x<text:span text:style-name="T112">FF</text:span></text:p>
          </table:table-cell>
        </table:table-row>
      </table:table>
      <text:h text:style-name="P185" text:outline-level="3"><text:soft-page-break/></text:h>
      <text:h text:style-name="P183" text:outline-level="3"><text:bookmark-start text:name="__RefHeading___Toc2616_25183041452"/><text:span text:style-name="T81">Контрольная сумма</text:span><text:span text:style-name="T82"> </text:span><text:span text:style-name="T83">тела пакета</text:span><text:bookmark-end text:name="__RefHeading___Toc2616_25183041452"/></text:h>
      <text:h text:style-name="P161" text:outline-level="3"><text:bookmark-start text:name="__RefHeading___Toc1836_2934939982"/><text:span text:style-name="T22">Формула расчёта = Длина имени устройства </text:span><text:span text:style-name="T23">+ </text:span><text:span text:style-name="T24">Номер канала</text:span><text:span text:style-name="T22"> </text:span><text:span text:style-name="T23">+ </text:span><text:span text:style-name="T22">Флаги </text:span><text:span text:style-name="T80">+ </text:span><text:span text:style-name="T22">Размер пакета данных</text:span><text:bookmark-end text:name="__RefHeading___Toc1836_2934939982"/></text:h>
      <text:h text:style-name="P178" text:outline-level="2"><text:bookmark-start text:name="__RefHeading___Toc2622_2518304145 Копия 1"/><text:span text:style-name="T122">Технические</text:span> данны<text:span text:style-name="T122">е</text:span> <text:span text:style-name="T38">(</text:span><text:span text:style-name="T116">15</text:span><text:span text:style-name="T38"> + N байт, </text:span><text:span text:style-name="T105">N </text:span><text:span text:style-name="T102">максимум 2</text:span><text:span text:style-name="T103">32 </text:span><text:span text:style-name="T38">- </text:span><text:span text:style-name="T133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1">Тип</text:p>
          </table:table-cell>
          <table:table-cell table:style-name="Таблица3.A1" office:value-type="string">
            <text:p text:style-name="P145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8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8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5"><text:span text:style-name="T16">1</text:span> байт<text:span text:style-name="T15">а</text:span></text:p>
          </table:table-cell>
          <table:table-cell table:style-name="Таблица3.D2" office:value-type="string">
            <text:p text:style-name="P50"><text:span text:style-name="T84">4</text:span> байта</text:p>
          </table:table-cell>
          <table:table-cell table:style-name="Таблица3.E2" office:value-type="string">
            <text:p text:style-name="P59"><text:span text:style-name="T116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1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0"><text:span text:style-name="T40">(</text:span><text:span text:style-name="T39">Размер </text:span><text:span text:style-name="T42">пакета данных</text:span><text:span text:style-name="T40">)</text:span><text:span text:style-name="T42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1"/>
      <text:h text:style-name="P188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4">Отсутств<text:span text:style-name="T125">ует</text:span></text:p>
          </table:table-cell>
          <table:table-cell table:style-name="Таблица4.B2" office:value-type="string">
            <text:p text:style-name="P65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9">Событие - Действие </text:span><text:span text:style-name="T2">(json) </text:span></text:p>
            <text:p text:style-name="P119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</table:table>
      <text:p text:style-name="P128"/>
      <text:h text:style-name="P189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able:table-row>
          <table:table-cell table:style-name="Таблица5.A2" office:value-type="string">
            <text:p text:style-name="P113">Отсутствуют</text:p>
          </table:table-cell>
          <table:table-cell table:style-name="Таблица5.B2" office:value-type="string">
            <text:p text:style-name="P113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5">0x<text:span text:style-name="T112">FF</text:span></text:p>
          </table:table-cell>
        </table:table-row>
      </table:table>
      <text:h text:style-name="P186" text:outline-level="3"><text:soft-page-break/></text:h>
      <text:h text:style-name="P189" text:outline-level="3"><text:bookmark-start text:name="__RefHeading___Toc2616_25183041452 Копия 1"/><text:span text:style-name="T81">Контрольная сумма</text:span><text:span text:style-name="T82"> </text:span><text:span text:style-name="T83">тела пакета</text:span><text:bookmark-end text:name="__RefHeading___Toc2616_25183041452 Копия 1"/></text:h>
      <text:h text:style-name="P158" text:outline-level="3"><text:bookmark-start text:name="__RefHeading___Toc1836_2934939982 Копия 1"/><text:span text:style-name="T94">Формула расчёта = </text:span><text:span text:style-name="T97">Тип</text:span><text:span text:style-name="T94"> </text:span><text:span text:style-name="T95">+ </text:span><text:span text:style-name="T123">Резерв</text:span><text:span text:style-name="T94"> </text:span><text:span text:style-name="T95">+ </text:span><text:span text:style-name="T94">Флаги </text:span><text:span text:style-name="T96">+ </text:span><text:span text:style-name="T94">Размер пакета данных</text:span><text:bookmark-end text:name="__RefHeading___Toc1836_2934939982 Копия 1"/></text:h>
      <text:h text:style-name="P160" text:outline-level="3"/>
      <text:h text:style-name="P179" text:outline-level="2"><text:bookmark-start text:name="__RefHeading___Toc2622_2518304145 Копия 2"/><text:span text:style-name="T129">Хост - широковещательное оповещение </text:span><text:s/><text:span text:style-name="T38">(</text:span><text:span text:style-name="T116">1</text:span><text:span text:style-name="T131">6</text:span><text:span text:style-name="T38"> + N байт, </text:span><text:span text:style-name="T105">N </text:span><text:span text:style-name="T102">максимум 2</text:span><text:span text:style-name="T104">8 </text:span><text:span text:style-name="T38">- </text:span><text:span text:style-name="T132">1)</text:span><text:span text:style-name="T38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3">Длина имени устройства</text:p>
          </table:table-cell>
          <table:table-cell table:style-name="Таблица7.A1" office:value-type="string">
            <text:p text:style-name="P42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2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30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2"><text:span text:style-name="T129">4</text:span> байт</text:p>
          </table:table-cell>
          <table:table-cell table:style-name="Таблица7.C2" office:value-type="string">
            <text:p text:style-name="P57"><text:span text:style-name="T16">1</text:span> байт<text:span text:style-name="T15">а</text:span></text:p>
          </table:table-cell>
          <table:table-cell table:style-name="Таблица7.D2" office:value-type="string">
            <text:p text:style-name="P52"><text:span text:style-name="T129">2</text:span> байта</text:p>
          </table:table-cell>
          <table:table-cell table:style-name="Таблица7.E2" office:value-type="string">
            <text:p text:style-name="P61"><text:span text:style-name="T116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4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10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4"/>
      <text:h text:style-name="P190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5">Отсутствуют</text:p>
          </table:table-cell>
          <table:table-cell table:style-name="Таблица9.B2" office:value-type="string">
            <text:p text:style-name="P115">0x00</text:p>
          </table:table-cell>
        </table:table-row>
        <table:table-row>
          <table:table-cell table:style-name="Таблица9.A2" office:value-type="string">
            <text:p text:style-name="P121">Клиент использует TCP соединение</text:p>
          </table:table-cell>
          <table:table-cell table:style-name="Таблица9.B2" office:value-type="string">
            <text:p text:style-name="P121">0x01</text:p>
          </table:table-cell>
        </table:table-row>
        <table:table-row>
          <table:table-cell table:style-name="Таблица9.A2" office:value-type="string">
            <text:p text:style-name="P121">Клиент использует UDP соединение</text:p>
          </table:table-cell>
          <table:table-cell table:style-name="Таблица9.B2" office:value-type="string">
            <text:p text:style-name="P121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6">0x<text:span text:style-name="T112">FF</text:span></text:p>
          </table:table-cell>
        </table:table-row>
      </table:table>
      <text:h text:style-name="P187" text:outline-level="3"/>
      <text:h text:style-name="P190" text:outline-level="3"><text:bookmark-start text:name="__RefHeading___Toc2616_25183041452 Копия 2"/><text:span text:style-name="T81">Контрольная сумма</text:span><text:span text:style-name="T82"> </text:span><text:span text:style-name="T83">тела пакета</text:span><text:bookmark-end text:name="__RefHeading___Toc2616_25183041452 Копия 2"/></text:h>
      <text:h text:style-name="P162" text:outline-level="3"><text:bookmark-start text:name="__RefHeading___Toc1836_2934939982 Копия 2"/>Формула расчёта = Длина имени устройства <text:span text:style-name="T130">+ </text:span><text:span text:style-name="T25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62" text:outline-level="3"><text:span text:style-name="T11"/></text:h>
      <text:h text:style-name="P180" text:outline-level="2"><text:bookmark-start text:name="__RefHeading___Toc2620_2518304145 Копия 1"/><text:span text:style-name="T134">Данные лог файла</text:span> <text:span text:style-name="T136">хоста </text:span><text:span text:style-name="T38">(</text:span><text:span text:style-name="T76">35</text:span><text:span text:style-name="T66"> + </text:span><text:span text:style-name="T67">N байт</text:span><text:span text:style-name="T66">, </text:span><text:span text:style-name="T67">N </text:span><text:span text:style-name="T68">максимум </text:span><text:span text:style-name="T65">2</text:span><text:span text:style-name="T53">8</text:span><text:span text:style-name="T65"> - 1 </text:span><text:span text:style-name="T75">+ 2</text:span><text:span text:style-name="T55">32</text:span><text:span text:style-name="T61"> </text:span><text:span text:style-name="T62">-</text:span><text:span text:style-name="T61"> 1</text:span><text:span text:style-name="T133">)</text:span><text:bookmark-end text:name="__RefHeading___Toc2620_2518304145 Копия 1"/></text:h>
      <text:p text:style-name="P153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4">Длина имени устройства</text:p>
          </table:table-cell>
          <table:table-cell table:style-name="Таблица8.A1" office:value-type="string">
            <text:p text:style-name="P43">Дата/время <text:span text:style-name="T137">начала интервала</text:span></text:p>
            <text:p text:style-name="P46">(миллисекунды)</text:p>
          </table:table-cell>
          <table:table-cell table:style-name="Таблица8.A1" office:value-type="string">
            <text:p text:style-name="P43">Дата/время <text:span text:style-name="T137">конца интервала</text:span></text:p>
            <text:p text:style-name="P46">(миллисекунды)</text:p>
          </table:table-cell>
          <table:table-cell table:style-name="Таблица8.A1" office:value-type="string">
            <text:p text:style-name="P44">Интервал <text:span text:style-name="T139">между записями</text:span><text:span text:style-name="T136"> </text:span><text:span text:style-name="T137">(миллисекунды)</text:span></text:p>
          </table:table-cell>
          <table:table-cell table:style-name="Таблица8.A1" office:value-type="string">
            <text:p text:style-name="P44">Флаги</text:p>
          </table:table-cell>
          <table:table-cell table:style-name="Таблица8.A1" office:value-type="string">
            <text:p text:style-name="P45">Номер канала</text:p>
          </table:table-cell>
          <table:table-cell table:style-name="Таблица8.G1" office:value-type="string">
            <text:p text:style-name="P7">Размер </text:p>
            <text:p text:style-name="P31"><text:span text:style-name="T143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3"><text:span text:style-name="T134">8</text:span> байт</text:p>
          </table:table-cell>
          <table:table-cell table:style-name="Таблица8.C2" office:value-type="string">
            <text:p text:style-name="P53"><text:span text:style-name="T134">8</text:span> байт</text:p>
          </table:table-cell>
          <table:table-cell table:style-name="Таблица8.D2" office:value-type="string">
            <text:p text:style-name="P97">4 байта</text:p>
          </table:table-cell>
          <table:table-cell table:style-name="Таблица8.E2" office:value-type="string">
            <text:p text:style-name="P53"><text:span text:style-name="T135">1</text:span> байта</text:p>
          </table:table-cell>
          <table:table-cell table:style-name="Таблица8.F2" office:value-type="string">
            <text:p text:style-name="P53"><text:span text:style-name="T135">1</text:span> байта</text:p>
          </table:table-cell>
          <table:table-cell table:style-name="Таблица8.G2" office:value-type="string">
            <text:p text:style-name="P53"><text:span text:style-name="T84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5">Контрольная сумма</text:span><text:span text:style-name="T86"> пакета</text:span></text:p>
          </table:table-cell>
          <table:covered-table-cell/>
          <table:table-cell table:style-name="Таблица8.C3" table:number-columns-spanned="2" office:value-type="string">
            <text:p text:style-name="P35">Имя устройства</text:p>
          </table:table-cell>
          <table:covered-table-cell/>
          <table:table-cell table:style-name="Таблица8.E3" table:number-columns-spanned="3" office:value-type="string">
            <text:p text:style-name="P24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2"><text:span text:style-name="T140">8</text:span> байт</text:p>
          </table:table-cell>
          <table:covered-table-cell/>
          <table:table-cell table:style-name="Таблица8.C4" table:number-columns-spanned="2" office:value-type="string">
            <text:p text:style-name="P111"><text:span text:style-name="T39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3"><text:span text:style-name="T40">(</text:span><text:span text:style-name="T39">Размер </text:span><text:span text:style-name="T42">пакета данных</text:span><text:span text:style-name="T40">)</text:span><text:span text:style-name="T42"> </text:span><text:span text:style-name="T6">байт</text:span></text:p>
          </table:table-cell>
          <table:covered-table-cell/>
          <table:covered-table-cell/>
        </table:table-row>
      </table:table>
      <text:p text:style-name="P130"/>
      <text:h text:style-name="P191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8">Для записей R и W в лог файле</text:p>
          </table:table-cell>
          <table:table-cell table:style-name="Таблица10.B2" office:value-type="string">
            <text:p text:style-name="P67">0x00</text:p>
          </table:table-cell>
        </table:table-row>
        <table:table-row>
          <table:table-cell table:style-name="Таблица10.A2" office:value-type="string">
            <text:p text:style-name="P98">Для записей R в лог файле</text:p>
          </table:table-cell>
          <table:table-cell table:style-name="Таблица10.B2" office:value-type="string">
            <text:p text:style-name="P67">0x0<text:span text:style-name="T138">1</text:span></text:p>
          </table:table-cell>
        </table:table-row>
        <table:table-row>
          <table:table-cell table:style-name="Таблица10.A2" office:value-type="string">
            <text:p text:style-name="P98">Для записей W в лог файле</text:p>
          </table:table-cell>
          <table:table-cell table:style-name="Таблица10.B2" office:value-type="string">
            <text:p text:style-name="P67">0x0<text:span text:style-name="T138">2</text:span></text:p>
          </table:table-cell>
        </table:table-row>
        <table:table-row>
          <table:table-cell table:style-name="Таблица10.A2" office:value-type="string">
            <text:p text:style-name="P98">Ошибка</text:p>
          </table:table-cell>
          <table:table-cell table:style-name="Таблица10.B2" office:value-type="string">
            <text:p text:style-name="P67">0x<text:span text:style-name="T138">FF</text:span></text:p>
          </table:table-cell>
        </table:table-row>
      </table:table>
      <text:p text:style-name="P126"/>
      <text:h text:style-name="P191" text:outline-level="3"><text:bookmark-start text:name="__RefHeading___Toc2616_25183041451 Копия 1"/><text:span text:style-name="T81">Контрольная сумма</text:span><text:span text:style-name="T82"> </text:span><text:span text:style-name="T83">тела пакета</text:span><text:bookmark-end text:name="__RefHeading___Toc2616_25183041451 Копия 1"/></text:h>
      <text:h text:style-name="P159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8">Дата/время </text:span><text:span text:style-name="T99">начала интервала </text:span><text:span text:style-name="T100">+ </text:span><text:span text:style-name="T98">Дата/время </text:span><text:span text:style-name="T99">конца интервала </text:span><text:span text:style-name="T100">+ </text:span><text:span text:style-name="T101">Флаги </text:span><text:span text:style-name="T100">+ </text:span><text:span text:style-name="T99">Номер канала </text:span><text:span text:style-name="T72">+ </text:span><text:span text:style-name="T73">Размер </text:span><text:span text:style-name="T74">пакета данных</text:span><text:span text:style-name="T99">.</text:span><text:bookmark-end text:name="__RefHeading___Toc2594_3977278965"/></text:h>
      <text:p text:style-name="P156"><text:soft-page-break/><text:span text:style-name="T19">Структура </text:span><text:span text:style-name="T37">фрагмента </text:span><text:span text:style-name="T27">Данные </text:span><text:span text:style-name="T26">состоит из текстовых строк формата</text:span></text:p>
      <text:p text:style-name="P163">std::to_string(ms) + " " + valueStr + "\n";</text:p>
      <text:h text:style-name="P171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92" text:outline-level="3"><text:bookmark-start text:name="__RefHeading___Toc2626_2518304145"/>Типы данных каналов<text:bookmark-end text:name="__RefHeading___Toc2626_2518304145"/></text:h>
      <text:h text:style-name="P174" text:outline-level="1"><text:bookmark-start text:name="__RefHeading___Toc2014_1011300270"/><text:span text:style-name="T88">enum</text:span><text:span text:style-name="T90"> </text:span><text:span text:style-name="T92">DATA_TYPE</text:span><text:bookmark-end text:name="__RefHeading___Toc2014_1011300270"/></text:h>
      <text:p text:style-name="P137">{</text:p>
      <text:p text:style-name="P137"><text:span text:style-name="T89"><text:s text:c="4"/></text:span><text:span text:style-name="T91">INT_8</text:span>,</text:p>
      <text:p text:style-name="P137"><text:span text:style-name="T89"><text:s text:c="4"/></text:span><text:span text:style-name="T91">INT_16</text:span>,</text:p>
      <text:p text:style-name="P137"><text:span text:style-name="T89"><text:s text:c="4"/></text:span><text:span text:style-name="T91">INT_32</text:span>,</text:p>
      <text:p text:style-name="P138"><text:span text:style-name="T89"><text:s text:c="4"/></text:span><text:span text:style-name="T91">INT_64</text:span>,</text:p>
      <text:p text:style-name="P137"><text:span text:style-name="T89"><text:s text:c="4"/></text:span><text:span text:style-name="T91">FLOAT_32</text:span>,</text:p>
      <text:p text:style-name="P138"><text:span text:style-name="T89"><text:s text:c="4"/></text:span><text:span text:style-name="T91">DOUBLE_64</text:span>,<text:span text:style-name="T89"> </text:span><text:span text:style-name="T93">//</text:span><text:span text:style-name="T89"> </text:span><text:span text:style-name="T93">на</text:span><text:span text:style-name="T89"> </text:span><text:span text:style-name="T93">МК</text:span><text:span text:style-name="T89"> </text:span><text:span text:style-name="T93">double</text:span><text:span text:style-name="T89"> </text:span><text:span text:style-name="T93">32-битный</text:span><text:span text:style-name="T89"> </text:span><text:span text:style-name="T93">может</text:span><text:span text:style-name="T89"> </text:span><text:span text:style-name="T93">быть</text:span></text:p>
      <text:p text:style-name="P137"><text:span text:style-name="T89"><text:s text:c="4"/></text:span><text:span text:style-name="T91">BOOL</text:span>,</text:p>
      <text:p text:style-name="P138"><text:span text:style-name="T89"><text:s text:c="4"/></text:span><text:span text:style-name="T91">STRING</text:span>,</text:p>
      <text:p text:style-name="P137"><text:span text:style-name="T89"><text:s text:c="4"/></text:span><text:span text:style-name="T91">RAW</text:span>,</text:p>
      <text:p text:style-name="P137"><text:span text:style-name="T89"><text:s text:c="4"/></text:span><text:span text:style-name="T91">NONE</text:span></text:p>
      <text:p text:style-name="P139">};</text:p>
      <text:h text:style-name="P172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128">2</text:span><text:bookmark-end text:name="__RefHeading___Toc1731_2518304145 Копия 1"/></text:h>
      <text:h text:style-name="P172" text:outline-level="1"><text:bookmark-start text:name="Приложение 1 Копия 2"/><text:bookmark-start text:name="__RefHeading___Toc1731_2518304145 Копия 2"/><text:span text:style-name="T128">Приложение </text:span><text:bookmark-end text:name="Приложение 1 Копия 2"/><text:span text:style-name="T128">3</text:span><text:bookmark-end text:name="__RefHeading___Toc1731_2518304145 Копия 2"/></text:h>
      <text:p text:style-name="P148"/>
      <text:p text:style-name="P148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3">{</text:p>
      <text:p text:style-name="P133"><text:tab/>"firmware":<text:tab/>{</text:p>
      <text:p text:style-name="P133"><text:tab/><text:tab/>"version":<text:tab/>"1.0",</text:p>
      <text:p text:style-name="P149"><text:span text:style-name="T32"><text:tab/><text:tab/>"url":<text:tab/>"iotv.verbkinm.ru/ota/firm</text:span><text:span text:style-name="T33">w</text:span><text:span text:style-name="T32">are.bin"</text:span></text:p>
      <text:p text:style-name="P133"><text:tab/>}</text:p>
      <text:p text:style-name="P133">}</text:p>
      <text:h text:style-name="P173" text:outline-level="1"><text:bookmark-start text:name="Приложение 1 Копия 2 Копия 1"/><text:bookmark-start text:name="__RefHeading___Toc1731_2518304145 Копия 2 Копия 1"/><text:span text:style-name="T128">Приложение </text:span><text:bookmark-end text:name="Приложение 1 Копия 2 Копия 1"/><text:span text:style-name="T142">4</text:span><text:bookmark-end text:name="__RefHeading___Toc1731_2518304145 Копия 2 Копия 1"/></text:h>
      <text:p text:style-name="P155"><text:span text:style-name="T19">Структура данных пакета </text:span><text:span text:style-name="T35">Данные лог файла</text:span><text:span text:style-name="T34"> </text:span><text:span text:style-name="T36">хоста</text:span></text:p>
      <text:p text:style-name="P155"><text:span text:style-name="T36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8">Отметка времени</text:p>
          </table:table-cell>
          <table:table-cell table:style-name="Таблица11.A1" office:value-type="string">
            <text:p text:style-name="P48">Номер канала</text:p>
          </table:table-cell>
          <table:table-cell table:style-name="Таблица11.C1" office:value-type="string">
            <text:p text:style-name="P18"/>
          </table:table-cell>
        </table:table-row>
        <table:table-row>
          <table:table-cell table:style-name="Таблица11.A2" office:value-type="string">
            <text:p text:style-name="P102">8 байт</text:p>
          </table:table-cell>
          <table:table-cell table:style-name="Таблица11.A2" office:value-type="string">
            <text:p text:style-name="P102">1 байт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R в лог файле</text:p>
          </table:table-cell>
          <table:table-cell table:style-name="Таблица11.A2" office:value-type="string">
            <text:p text:style-name="P68">0x0<text:span text:style-name="T138">1</text:span>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W в лог файле</text:p>
          </table:table-cell>
          <table:table-cell table:style-name="Таблица11.A2" office:value-type="string">
            <text:p text:style-name="P68">0x0<text:span text:style-name="T138">2</text:span></text:p>
          </table:table-cell>
          <table:table-cell table:style-name="Таблица11.C2" office:value-type="string">
            <text:p text:style-name="P68"/>
          </table:table-cell>
        </table:table-row>
      </table:table>
      <text:p text:style-name="P15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8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4-09T18:00:24.239093505</dc:date>
    <meta:editing-duration>P2DT10H</meta:editing-duration>
    <meta:editing-cycles>188</meta:editing-cycles>
    <meta:generator>LibreOffice/7.6.4.1$Linux_X86_64 LibreOffice_project/60$Build-1</meta:generator>
    <meta:document-statistic meta:table-count="21" meta:image-count="0" meta:object-count="0" meta:page-count="18" meta:paragraph-count="392" meta:word-count="1213" meta:character-count="6886" meta:non-whitespace-character-count="5994"/>
  </office:meta>
</office:document-meta>
</file>